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0ff5a3"/>
    </style:style>
    <style:style style:name="T1" style:family="text">
      <style:text-properties officeooo:rsid="000ff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re is a test odt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Colligan</meta:initial-creator>
    <meta:creation-date>2013-03-22T22:17:18</meta:creation-date>
    <dc:date>2013-03-22T22:17:48</dc:date>
    <dc:creator>Adam Colligan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3"/>
    <meta:generator>LibreOffice/4.0.1.2$Linux_X86_64 LibreOffice_project/84102822e3d61eb989ddd325abf1ac077904985</meta:generator>
  </office:meta>
</office:document-meta>
</file>